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automatic-styles>
    <style:style style:name="HracíPole" style:family="table">
      <style:table-properties style:width="20.003cm" table:align="margins"/>
    </style:style>
    <style:style style:name="HracíPole.A" style:family="table-column">
      <style:table-column-properties style:column-width="0.513cm" style:rel-column-width="290*"/>
    </style:style>
    <style:style style:name="HracíPole.1" style:family="table-row">
      <style:table-row-properties style:row-height="0.499cm"/>
    </style:style>
    <style:style style:name="HracíPole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HracíPole.m1" style:family="table-cell">
      <style:table-cell-properties style:vertical-align="middle" fo:padding="0.049cm" fo:border="0.05pt solid #000000" style:writing-mode="page"/>
    </style:style>
    <style:style style:name="HracíPole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HracíPole.m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SeznamLodí" style:family="table">
      <style:table-properties style:width="20.003cm" fo:margin-top="0.3cm" fo:margin-bottom="0cm" table:align="margins" fo:background-color="transparent">
        <style:background-image/>
      </style:table-properties>
    </style:style>
    <style:style style:name="SeznamLodí.A" style:family="table-column">
      <style:table-column-properties style:column-width="0.513cm" style:rel-column-width="290*"/>
    </style:style>
    <style:style style:name="SeznamLodí.1" style:family="table-row">
      <style:table-row-properties style:row-height="0.499cm" fo:background-color="transparent">
        <style:background-image/>
      </style:table-row-properties>
    </style:style>
    <style:style style:name="SeznamLodí.A1" style:family="table-cell">
      <style:table-cell-properties fo:padding="0cm" fo:border="none" style:writing-mode="page"/>
    </style:style>
    <style:style style:name="SeznamLodí.E1" style:family="table-cell">
      <style:table-cell-properties fo:background-color="#000000" fo:padding="0cm" fo:border="none" style:writing-mode="page">
        <style:background-image/>
      </style:table-cell-properties>
    </style:style>
    <style:style style:name="P1" style:family="paragraph" style:parent-style-name="Footer">
      <style:text-properties style:font-name="Cantarell" officeooo:rsid="000eee3a" officeooo:paragraph-rsid="000eee3a"/>
    </style:style>
    <style:style style:name="P2" style:family="paragraph" style:parent-style-name="Standard" style:master-page-name="">
      <style:paragraph-properties style:page-number="auto">
        <style:tab-stops>
          <style:tab-stop style:position="9.74cm" style:type="right"/>
          <style:tab-stop style:position="10.269cm"/>
          <style:tab-stop style:position="19.489cm" style:type="right"/>
        </style:tab-stops>
      </style:paragraph-properties>
      <style:text-properties style:font-name="Cantarell" fo:font-size="12pt" fo:font-weight="bold" officeooo:rsid="000eee3a" officeooo:paragraph-rsid="0032df7b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/>
      <style:text-properties style:font-name="Cantarell" fo:font-size="12pt" fo:font-weight="normal" officeooo:rsid="0023b97d" officeooo:paragraph-rsid="0023b97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99cm" fo:margin-bottom="0cm" style:contextual-spacing="false" fo:break-before="column">
        <style:tab-stops>
          <style:tab-stop style:position="2.999cm"/>
          <style:tab-stop style:position="7.5cm"/>
          <style:tab-stop style:position="11.501cm"/>
          <style:tab-stop style:position="16.002cm"/>
        </style:tab-stops>
      </style:paragraph-properties>
      <style:text-properties style:font-name="Cantarell" fo:font-size="12pt" fo:font-weight="normal" officeooo:rsid="002594b2" officeooo:paragraph-rsid="002594b2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Cantarell" fo:font-size="12pt" style:font-size-asian="12pt" style:font-size-complex="12pt"/>
    </style:style>
    <style:style style:name="P6" style:family="paragraph" style:parent-style-name="Table_20_Contents">
      <style:text-properties style:font-name="Cantarell" fo:font-size="12pt" officeooo:rsid="0023b97d" officeooo:paragraph-rsid="0023b97d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paragraph-rsid="00201d94" style:font-size-asian="11.1000003814697pt" style:font-size-complex="11.1000003814697pt"/>
    </style:style>
    <style:style style:name="P8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0eee3a" officeooo:paragraph-rsid="00201d94" style:font-size-asian="11.1000003814697pt" style:font-size-complex="11.1000003814697pt"/>
    </style:style>
    <style:style style:name="P9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0fce4f" officeooo:paragraph-rsid="00201d94" style:font-size-asian="11.1000003814697pt" style:font-size-complex="11.1000003814697pt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1071ec" officeooo:paragraph-rsid="00201d94" style:font-size-asian="11.1000003814697pt" style:font-size-complex="11.1000003814697pt"/>
    </style:style>
    <style:style style:name="P11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24ff56" officeooo:paragraph-rsid="0024ff56" style:font-size-asian="11.1000003814697pt" style:font-size-complex="11.1000003814697pt"/>
    </style:style>
    <style:style style:name="P12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25ff0b" officeooo:paragraph-rsid="0025ff0b" style:font-size-asian="11.1000003814697pt" style:font-size-complex="11.1000003814697pt"/>
    </style:style>
    <style:style style:name="P13" style:family="paragraph" style:parent-style-name="Table_20_Contents">
      <style:paragraph-properties fo:text-align="center" style:justify-single-word="false"/>
      <style:text-properties style:text-position="0% 100%" style:font-name="Cantarell" fo:font-size="11.1000003814697pt" officeooo:rsid="00271241" officeooo:paragraph-rsid="00271241" style:font-size-asian="11.1000003814697pt" style:font-size-complex="11.1000003814697pt"/>
    </style:style>
    <style:style style:name="T1" style:family="text">
      <style:text-properties officeooo:rsid="0013957c"/>
    </style:style>
    <style:style style:name="T2" style:family="text">
      <style:text-properties officeooo:rsid="001218b9"/>
    </style:style>
    <style:style style:name="T3" style:family="text">
      <style:text-properties officeooo:rsid="001071ec"/>
    </style:style>
    <style:style style:name="T4" style:family="text">
      <style:text-properties officeooo:rsid="0015ac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952e"/>
    </style:style>
    <style:style style:name="T7" style:family="text">
      <style:text-properties officeooo:rsid="0025ff0b"/>
    </style:style>
    <style:style style:name="T8" style:family="text">
      <style:text-properties fo:font-weight="normal" officeooo:rsid="002f53c0" style:font-weight-asian="normal" style:font-weight-complex="normal"/>
    </style:style>
    <style:style style:name="T9" style:family="text">
      <style:text-properties fo:font-weight="normal" officeooo:rsid="0032df7b" style:font-weight-asian="normal" style:font-weight-complex="normal"/>
    </style:style>
    <style:style style:name="T10" style:family="text">
      <style:text-properties officeooo:rsid="00285834"/>
    </style:style>
    <style:style style:name="T11" style:family="text">
      <style:text-properties officeooo:rsid="00288496"/>
    </style:style>
    <style:style style:name="T12" style:family="text">
      <style:text-properties officeooo:rsid="0029bc89"/>
    </style:style>
    <style:style style:name="T13" style:family="text">
      <style:text-properties officeooo:rsid="002aad56"/>
    </style:style>
    <style:style style:name="T14" style:family="text">
      <style:text-properties officeooo:rsid="002f53c0"/>
    </style:style>
    <style:style style:name="T15" style:family="text">
      <style:text-properties officeooo:rsid="00316ede"/>
    </style:style>
    <style:style style:name="T16" style:family="text">
      <style:text-properties officeooo:rsid="0032df7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je lodě<text:tab/><text:span text:style-name="T8">Jméno: ____________________</text:span><text:tab/><text:span text:style-name="T6">Soupeřov</text:span><text:span text:style-name="T15">y</text:span><text:span text:style-name="T6"> lodě<text:tab/></text:span><text:span text:style-name="T8">Jméno: ____________________</text:span></text:p>
      <table:table table:name="HracíPole" table:style-name="HracíPole">
        <table:table-column table:style-name="HracíPole.A" table:number-columns-repeated="39"/>
        <table:table-row table:style-name="HracíPole.1">
          <table:table-cell table:style-name="HracíPole.A1" office:value-type="string">
            <text:p text:style-name="P7"/>
          </table:table-cell>
          <table:table-cell table:style-name="HracíPole.A1" office:value-type="string">
            <text:p text:style-name="P8">A</text:p>
          </table:table-cell>
          <table:table-cell table:style-name="HracíPole.A1" office:value-type="string">
            <text:p text:style-name="P8">B</text:p>
          </table:table-cell>
          <table:table-cell table:style-name="HracíPole.A1" office:value-type="string">
            <text:p text:style-name="P8">C</text:p>
          </table:table-cell>
          <table:table-cell table:style-name="HracíPole.A1" office:value-type="string">
            <text:p text:style-name="P8">D</text:p>
          </table:table-cell>
          <table:table-cell table:style-name="HracíPole.A1" office:value-type="string">
            <text:p text:style-name="P8">E</text:p>
          </table:table-cell>
          <table:table-cell table:style-name="HracíPole.A1" office:value-type="string">
            <text:p text:style-name="P8">F</text:p>
          </table:table-cell>
          <table:table-cell table:style-name="HracíPole.A1" office:value-type="string">
            <text:p text:style-name="P8">G</text:p>
          </table:table-cell>
          <table:table-cell table:style-name="HracíPole.A1" office:value-type="string">
            <text:p text:style-name="P8">H</text:p>
          </table:table-cell>
          <table:table-cell table:style-name="HracíPole.A1" office:value-type="string">
            <text:p text:style-name="P8">I</text:p>
          </table:table-cell>
          <table:table-cell table:style-name="HracíPole.A1" office:value-type="string">
            <text:p text:style-name="P8">J</text:p>
          </table:table-cell>
          <table:table-cell table:style-name="HracíPole.A1" office:value-type="string">
            <text:p text:style-name="P8">K</text:p>
          </table:table-cell>
          <table:table-cell table:style-name="HracíPole.A1" office:value-type="string">
            <text:p text:style-name="P8">L</text:p>
          </table:table-cell>
          <table:table-cell table:style-name="HracíPole.A1" office:value-type="string">
            <text:p text:style-name="P8">M</text:p>
          </table:table-cell>
          <table:table-cell table:style-name="HracíPole.A1" office:value-type="string">
            <text:p text:style-name="P8">N</text:p>
          </table:table-cell>
          <table:table-cell table:style-name="HracíPole.A1" office:value-type="string">
            <text:p text:style-name="P8">O</text:p>
          </table:table-cell>
          <table:table-cell table:style-name="HracíPole.A1" office:value-type="string">
            <text:p text:style-name="P8">P</text:p>
          </table:table-cell>
          <table:table-cell table:style-name="HracíPole.A1" office:value-type="string">
            <text:p text:style-name="P8">Q</text:p>
          </table:table-cell>
          <table:table-cell table:style-name="HracíPole.A1" office:value-type="string">
            <text:p text:style-name="P12">R</text:p>
          </table:table-cell>
          <table:table-cell table:style-name="HracíPole.A1" office:value-type="string">
            <text:p text:style-name="P7"/>
          </table:table-cell>
          <table:table-cell table:style-name="HracíPole.A1" office:value-type="string">
            <text:p text:style-name="P8">A</text:p>
          </table:table-cell>
          <table:table-cell table:style-name="HracíPole.A1" office:value-type="string">
            <text:p text:style-name="P8">B</text:p>
          </table:table-cell>
          <table:table-cell table:style-name="HracíPole.A1" office:value-type="string">
            <text:p text:style-name="P8">C</text:p>
          </table:table-cell>
          <table:table-cell table:style-name="HracíPole.A1" office:value-type="string">
            <text:p text:style-name="P8">D</text:p>
          </table:table-cell>
          <table:table-cell table:style-name="HracíPole.A1" office:value-type="string">
            <text:p text:style-name="P8">E</text:p>
          </table:table-cell>
          <table:table-cell table:style-name="HracíPole.A1" office:value-type="string">
            <text:p text:style-name="P8">F</text:p>
          </table:table-cell>
          <table:table-cell table:style-name="HracíPole.A1" office:value-type="string">
            <text:p text:style-name="P8">G</text:p>
          </table:table-cell>
          <table:table-cell table:style-name="HracíPole.A1" office:value-type="string">
            <text:p text:style-name="P8">H</text:p>
          </table:table-cell>
          <table:table-cell table:style-name="HracíPole.A1" office:value-type="string">
            <text:p text:style-name="P8">I</text:p>
          </table:table-cell>
          <table:table-cell table:style-name="HracíPole.A1" office:value-type="string">
            <text:p text:style-name="P8">J</text:p>
          </table:table-cell>
          <table:table-cell table:style-name="HracíPole.A1" office:value-type="string">
            <text:p text:style-name="P8">K</text:p>
          </table:table-cell>
          <table:table-cell table:style-name="HracíPole.A1" office:value-type="string">
            <text:p text:style-name="P8">L</text:p>
          </table:table-cell>
          <table:table-cell table:style-name="HracíPole.A1" office:value-type="string">
            <text:p text:style-name="P8">M</text:p>
          </table:table-cell>
          <table:table-cell table:style-name="HracíPole.A1" office:value-type="string">
            <text:p text:style-name="P8">N</text:p>
          </table:table-cell>
          <table:table-cell table:style-name="HracíPole.A1" office:value-type="string">
            <text:p text:style-name="P8">O</text:p>
          </table:table-cell>
          <table:table-cell table:style-name="HracíPole.A1" office:value-type="string">
            <text:p text:style-name="P8">P</text:p>
          </table:table-cell>
          <table:table-cell table:style-name="HracíPole.A1" office:value-type="string">
            <text:p text:style-name="P8">Q</text:p>
          </table:table-cell>
          <table:table-cell table:style-name="HracíPole.A1" office:value-type="string">
            <text:p text:style-name="P12">R</text:p>
          </table:table-cell>
          <table:table-cell table:style-name="HracíPole.m1" office:value-type="string">
            <text:p text:style-name="P7"/>
          </table:table-cell>
        </table:table-row>
        <table:table-row table:style-name="HracíPole.1">
          <table:table-cell table:style-name="HracíPole.A2" office:value-type="string">
            <text:p text:style-name="P9">1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</text:p>
          </table:table-cell>
        </table:table-row>
        <table:table-row table:style-name="HracíPole.1">
          <table:table-cell table:style-name="HracíPole.A2" office:value-type="string">
            <text:p text:style-name="P9">2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2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2</text:p>
          </table:table-cell>
        </table:table-row>
        <table:table-row table:style-name="HracíPole.1">
          <table:table-cell table:style-name="HracíPole.A2" office:value-type="string">
            <text:p text:style-name="P9">3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3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3</text:p>
          </table:table-cell>
        </table:table-row>
        <table:table-row table:style-name="HracíPole.1">
          <table:table-cell table:style-name="HracíPole.A2" office:value-type="string">
            <text:p text:style-name="P9">4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4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4</text:p>
          </table:table-cell>
        </table:table-row>
        <table:table-row table:style-name="HracíPole.1">
          <table:table-cell table:style-name="HracíPole.A2" office:value-type="string">
            <text:p text:style-name="P9">5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5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5</text:p>
          </table:table-cell>
        </table:table-row>
        <table:table-row table:style-name="HracíPole.1">
          <table:table-cell table:style-name="HracíPole.A2" office:value-type="string">
            <text:p text:style-name="P9">6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2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6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6</text:p>
          </table:table-cell>
        </table:table-row>
        <table:table-row table:style-name="HracíPole.1">
          <table:table-cell table:style-name="HracíPole.A2" office:value-type="string">
            <text:p text:style-name="P9">7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7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7</text:p>
          </table:table-cell>
        </table:table-row>
        <table:table-row table:style-name="HracíPole.1">
          <table:table-cell table:style-name="HracíPole.A2" office:value-type="string">
            <text:p text:style-name="P9">8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8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8</text:p>
          </table:table-cell>
        </table:table-row>
        <table:table-row table:style-name="HracíPole.1">
          <table:table-cell table:style-name="HracíPole.A2" office:value-type="string">
            <text:p text:style-name="P9">9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9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9</text:p>
          </table:table-cell>
        </table:table-row>
        <table:table-row table:style-name="HracíPole.1">
          <table:table-cell table:style-name="HracíPole.A2" office:value-type="string">
            <text:p text:style-name="P11">10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0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0</text:p>
          </table:table-cell>
        </table:table-row>
        <table:table-row table:style-name="HracíPole.1">
          <table:table-cell table:style-name="HracíPole.A2" office:value-type="string">
            <text:p text:style-name="P9">11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1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1</text:p>
          </table:table-cell>
        </table:table-row>
        <table:table-row table:style-name="HracíPole.1">
          <table:table-cell table:style-name="HracíPole.A2" office:value-type="string">
            <text:p text:style-name="P9">12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2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2</text:p>
          </table:table-cell>
        </table:table-row>
        <table:table-row table:style-name="HracíPole.1">
          <table:table-cell table:style-name="HracíPole.A2" office:value-type="string">
            <text:p text:style-name="P9">13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3</text:p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3</text:p>
          </table:table-cell>
        </table:table-row>
        <table:table-row table:style-name="HracíPole.1">
          <table:table-cell table:style-name="HracíPole.A2" office:value-type="string">
            <text:p text:style-name="P10">14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4</text:p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9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4</text:p>
          </table:table-cell>
        </table:table-row>
        <table:table-row table:style-name="HracíPole.1">
          <table:table-cell table:style-name="HracíPole.A2" office:value-type="string">
            <text:p text:style-name="P10">15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10">15</text:p>
          </table:table-cell>
          <table:table-cell table:style-name="HracíPole.A2" office:value-type="string">
            <text:p text:style-name="P10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7"/>
          </table:table-cell>
          <table:table-cell table:style-name="HracíPole.m2" office:value-type="string">
            <text:p text:style-name="P10">15</text:p>
          </table:table-cell>
        </table:table-row>
        <table:table-row table:style-name="HracíPole.1"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>A</text:p>
          </table:table-cell>
          <table:table-cell table:style-name="HracíPole.A2" office:value-type="string">
            <text:p text:style-name="P10">B</text:p>
          </table:table-cell>
          <table:table-cell table:style-name="HracíPole.A2" office:value-type="string">
            <text:p text:style-name="P10">C</text:p>
          </table:table-cell>
          <table:table-cell table:style-name="HracíPole.A2" office:value-type="string">
            <text:p text:style-name="P10">D</text:p>
          </table:table-cell>
          <table:table-cell table:style-name="HracíPole.A2" office:value-type="string">
            <text:p text:style-name="P10">E</text:p>
          </table:table-cell>
          <table:table-cell table:style-name="HracíPole.A2" office:value-type="string">
            <text:p text:style-name="P10">F</text:p>
          </table:table-cell>
          <table:table-cell table:style-name="HracíPole.A2" office:value-type="string">
            <text:p text:style-name="P10">G</text:p>
          </table:table-cell>
          <table:table-cell table:style-name="HracíPole.A2" office:value-type="string">
            <text:p text:style-name="P10">H</text:p>
          </table:table-cell>
          <table:table-cell table:style-name="HracíPole.A2" office:value-type="string">
            <text:p text:style-name="P10">I</text:p>
          </table:table-cell>
          <table:table-cell table:style-name="HracíPole.A2" office:value-type="string">
            <text:p text:style-name="P10">J</text:p>
          </table:table-cell>
          <table:table-cell table:style-name="HracíPole.A2" office:value-type="string">
            <text:p text:style-name="P10">K</text:p>
          </table:table-cell>
          <table:table-cell table:style-name="HracíPole.A2" office:value-type="string">
            <text:p text:style-name="P10">L</text:p>
          </table:table-cell>
          <table:table-cell table:style-name="HracíPole.A2" office:value-type="string">
            <text:p text:style-name="P10">M</text:p>
          </table:table-cell>
          <table:table-cell table:style-name="HracíPole.A2" office:value-type="string">
            <text:p text:style-name="P10">N</text:p>
          </table:table-cell>
          <table:table-cell table:style-name="HracíPole.A2" office:value-type="string">
            <text:p text:style-name="P10">O</text:p>
          </table:table-cell>
          <table:table-cell table:style-name="HracíPole.A2" office:value-type="string">
            <text:p text:style-name="P10">P</text:p>
          </table:table-cell>
          <table:table-cell table:style-name="HracíPole.A2" office:value-type="string">
            <text:p text:style-name="P10">Q</text:p>
          </table:table-cell>
          <table:table-cell table:style-name="HracíPole.A2" office:value-type="string">
            <text:p text:style-name="P13">R</text:p>
          </table:table-cell>
          <table:table-cell table:style-name="HracíPole.A2" office:value-type="string">
            <text:p text:style-name="P7"/>
          </table:table-cell>
          <table:table-cell table:style-name="HracíPole.A2" office:value-type="string">
            <text:p text:style-name="P10">A</text:p>
          </table:table-cell>
          <table:table-cell table:style-name="HracíPole.A2" office:value-type="string">
            <text:p text:style-name="P10">B</text:p>
          </table:table-cell>
          <table:table-cell table:style-name="HracíPole.A2" office:value-type="string">
            <text:p text:style-name="P10">C</text:p>
          </table:table-cell>
          <table:table-cell table:style-name="HracíPole.A2" office:value-type="string">
            <text:p text:style-name="P10">D</text:p>
          </table:table-cell>
          <table:table-cell table:style-name="HracíPole.A2" office:value-type="string">
            <text:p text:style-name="P10">E</text:p>
          </table:table-cell>
          <table:table-cell table:style-name="HracíPole.A2" office:value-type="string">
            <text:p text:style-name="P10">F</text:p>
          </table:table-cell>
          <table:table-cell table:style-name="HracíPole.A2" office:value-type="string">
            <text:p text:style-name="P10">G</text:p>
          </table:table-cell>
          <table:table-cell table:style-name="HracíPole.A2" office:value-type="string">
            <text:p text:style-name="P10">H</text:p>
          </table:table-cell>
          <table:table-cell table:style-name="HracíPole.A2" office:value-type="string">
            <text:p text:style-name="P10">I</text:p>
          </table:table-cell>
          <table:table-cell table:style-name="HracíPole.A2" office:value-type="string">
            <text:p text:style-name="P10">J</text:p>
          </table:table-cell>
          <table:table-cell table:style-name="HracíPole.A2" office:value-type="string">
            <text:p text:style-name="P10">K</text:p>
          </table:table-cell>
          <table:table-cell table:style-name="HracíPole.A2" office:value-type="string">
            <text:p text:style-name="P10">L</text:p>
          </table:table-cell>
          <table:table-cell table:style-name="HracíPole.A2" office:value-type="string">
            <text:p text:style-name="P10">M</text:p>
          </table:table-cell>
          <table:table-cell table:style-name="HracíPole.A2" office:value-type="string">
            <text:p text:style-name="P10">N</text:p>
          </table:table-cell>
          <table:table-cell table:style-name="HracíPole.A2" office:value-type="string">
            <text:p text:style-name="P10">O</text:p>
          </table:table-cell>
          <table:table-cell table:style-name="HracíPole.A2" office:value-type="string">
            <text:p text:style-name="P10">P</text:p>
          </table:table-cell>
          <table:table-cell table:style-name="HracíPole.A2" office:value-type="string">
            <text:p text:style-name="P10">Q</text:p>
          </table:table-cell>
          <table:table-cell table:style-name="HracíPole.A2" office:value-type="string">
            <text:p text:style-name="P13">R</text:p>
          </table:table-cell>
          <table:table-cell table:style-name="HracíPole.m2" office:value-type="string">
            <text:p text:style-name="P7"/>
          </table:table-cell>
        </table:table-row>
      </table:table>
      <table:table table:name="SeznamLodí" table:style-name="SeznamLodí">
        <table:table-column table:style-name="SeznamLodí.A" table:number-columns-repeated="39"/>
        <table:table-row table:style-name="SeznamLodí.1"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</table:table-row>
        <table:table-row table:style-name="SeznamLodí.1"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</table:table-row>
        <table:table-row table:style-name="SeznamLodí.1"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6"/>
          </table:table-cell>
          <table:table-cell table:style-name="SeznamLodí.A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E1" office:value-type="string">
            <text:p text:style-name="P6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  <table:table-cell table:style-name="SeznamLodí.A1" office:value-type="string">
            <text:p text:style-name="P5"/>
          </table:table-cell>
        </table:table-row>
      </table:table>
      <text:p text:style-name="P3"><text:span text:style-name="T11">Položeno</text:span>:</text:p>
      <text:p text:style-name="P3"><text:span text:style-name="T11">Nalezeno</text:span>:</text:p>
      <text:p text:style-name="P4">Překlápění:<text:tab/><text:span text:style-name="T12">Začínající: já / soupěř<text:tab/></text:span><text:span text:style-name="T13">Datum:<text:tab/>Turnaj:<text:tab/></text:span><text:span text:style-name="T5">Body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Source Han Sans CN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urce Han Sans CN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ntarell" officeooo:rsid="000eee3a" officeooo:paragraph-rsid="000eee3a"/>
    </style:style>
    <style:style style:name="MT1" style:family="text">
      <style:text-properties officeooo:rsid="0013957c"/>
    </style:style>
    <style:style style:name="MT2" style:family="text">
      <style:text-properties officeooo:rsid="001218b9"/>
    </style:style>
    <style:style style:name="MT3" style:family="text">
      <style:text-properties officeooo:rsid="00285834"/>
    </style:style>
    <style:style style:name="MT4" style:family="text">
      <style:text-properties officeooo:rsid="001071ec"/>
    </style:style>
    <style:style style:name="MT5" style:family="text">
      <style:text-properties officeooo:rsid="0025ff0b"/>
    </style:style>
    <style:style style:name="MT6" style:family="text">
      <style:text-properties officeooo:rsid="0015ac74"/>
    </style:style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utor: Jakub Moc. Při šíření uv<text:span text:style-name="MT1">e</text:span>ďte <text:span text:style-name="MT2">autora</text:span>. Verze: <text:span text:style-name="MT3">2</text:span>.<text:span text:style-name="MT4">0</text:span> (2023). <text:span text:style-name="MT4">Velikost: až 15×1</text:span><text:span text:style-name="MT5">8</text:span><text:span text:style-name="MT4">. </text:span><text:span text:style-name="MT6">Písmo: Cantarell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2:10:07.879073578</meta:creation-date>
    <dc:date>2023-07-20T13:42:05.706346362</dc:date>
    <meta:editing-duration>PT1H23M49S</meta:editing-duration>
    <meta:editing-cycles>37</meta:editing-cycles>
    <meta:generator>LibreOffice/7.5.4.2$Linux_X86_64 LibreOffice_project/50$Build-2</meta:generator>
    <meta:document-statistic meta:table-count="2" meta:image-count="0" meta:object-count="0" meta:page-count="1" meta:paragraph-count="122" meta:word-count="150" meta:character-count="389" meta:non-whitespace-character-count="361"/>
  </office:meta>
</office:document-meta>
</file>